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5e7" officeooo:paragraph-rsid="00066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net model for embbeding face in face recognition:</text:p>
      <text:p text:style-name="P1">https://drive.google.com/file/d/1m_0lXIZflZ22Ux2y-CxCHlYW3aFdgnIH/view?usp=sharin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7-19T17:21:47.197281754</meta:creation-date>
    <dc:date>2021-07-19T17:27:56.872029558</dc:date>
    <meta:editing-duration>PT6M10S</meta:editing-duration>
    <meta:editing-cycles>1</meta:editing-cycles>
    <meta:document-statistic meta:table-count="0" meta:image-count="0" meta:object-count="0" meta:page-count="1" meta:paragraph-count="2" meta:word-count="9" meta:character-count="135" meta:non-whitespace-character-count="128"/>
    <meta:generator>LibreOffice/6.3.5.2$Linux_X86_64 LibreOffice_project/30$Build-2</meta:generator>
  </office:meta>
</office:document-meta>
</file>